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10000000100BB3C94B9.png" manifest:media-type="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VS1" svg:font-family="'Migu 1VS'" style:font-pitch="variable"/>
    <style:font-face style:name="Migu 1VS" svg:font-family="'Migu 1VS'" style:font-family-generic="swiss" style:font-pitch="variable"/>
    <style:font-face style:name="Lohit Hindi" svg:font-family="'Lohit Hindi'" style:font-family-generic="system" style:font-pitch="variable"/>
    <style:font-face style:name="Migu 1VS2" svg:font-family="'Migu 1V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99cm"/>
    </style:style>
    <style:style style:name="co2" style:family="table-column">
      <style:table-column-properties fo:break-before="auto" style:column-width="7.601cm"/>
    </style:style>
    <style:style style:name="co3" style:family="table-column">
      <style:table-column-properties fo:break-before="auto" style:column-width="4.15cm"/>
    </style:style>
    <style:style style:name="co4" style:family="table-column">
      <style:table-column-properties fo:break-before="auto" style:column-width="4.32cm"/>
    </style:style>
    <style:style style:name="co5" style:family="table-column">
      <style:table-column-properties fo:break-before="auto" style:column-width="4.31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dcc" style:text-align-source="fix" style:repeat-content="false" fo:border="0.06pt solid #000000" style:vertical-align="middle"/>
      <style:paragraph-properties fo:text-align="center"/>
      <style:text-properties fo:color="#ffffff" style:text-position="" style:font-name="Migu 1VS1" fo:font-size="12pt" fo:font-weight="bold" style:font-name-asian="Migu 1VS1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006dcc" style:text-align-source="fix" style:repeat-content="false" fo:border="0.06pt solid #000000" fo:padding-bottom="0.035cm" fo:padding-left="0.085cm" fo:padding-right="0.035cm" fo:padding-top="0.035cm" style:vertical-align="middle"/>
      <style:paragraph-properties fo:text-align="start" fo:margin-left="0c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6pt solid #000000" fo:padding-bottom="0.035cm" fo:padding-left="0.085cm" fo:padding-right="0.035cm" fo:padding-top="0.035cm" fo:border-right="0.06pt solid #000000" fo:border-top="0.06pt solid #000000" style:vertical-align="middle"/>
      <style:paragraph-properties fo:text-align="start" fo:margin-left="0cm"/>
      <style:text-properties style:use-window-font-color="true" style:text-position="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000000" fo:padding-bottom="0.035cm" fo:padding-left="0.085cm" fo:padding-right="0.035cm" fo:padding-top="0.035cm" fo:border-right="0.06pt solid #000000" fo:border-top="none" style:vertical-align="middle"/>
      <style:paragraph-properties fo:text-align="start" fo:margin-left="0cm"/>
      <style:text-properties style:use-window-font-color="true" style:text-position="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.035cm" fo:padding-left="0.085cm" fo:padding-right="0.035cm" fo:padding-top="0.035cm" fo:border-right="0.06pt solid #000000" fo:border-top="none" style:vertical-align="middle"/>
      <style:paragraph-properties fo:text-align="start" fo:margin-left="0cm"/>
      <style:text-properties style:use-window-font-color="true" style:text-position=""/>
    </style:style>
    <style:style style:name="ce14" style:family="table-cell" style:parent-style-name="Default">
      <style:table-cell-properties fo:background-color="#006dcc" fo:border="0.06pt solid #000000"/>
      <style:text-properties fo:color="#ffffff" style:text-position="" style:font-name="Migu 1VS1" fo:font-size="12pt" fo:font-weight="bold" style:font-name-asian="Migu 1VS1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style:text-position=""/>
    </style:style>
    <style:style style:name="ce16" style:family="table-cell" style:parent-style-name="Default">
      <style:table-cell-properties fo:background-color="#e6e6e6" fo:border="0.06pt solid #000000" fo:padding-bottom="0.035cm" fo:padding-left="0.085cm" fo:padding-right="0.035cm" fo:padding-top="0.035cm"/>
      <style:text-properties style:use-window-font-color="true" style:text-position=""/>
    </style:style>
    <style:style style:name="ce17" style:family="table-cell" style:parent-style-name="Default">
      <style:table-cell-properties fo:background-color="transparent" fo:border="0.06pt solid #000000" fo:padding-bottom="0.035cm" fo:padding-left="0.085cm" fo:padding-right="0.035cm" fo:padding-top="0.035cm"/>
      <style:text-properties style:use-window-font-color="true" style:text-position=""/>
    </style:style>
    <style:style style:name="ce18" style:family="table-cell" style:parent-style-name="Default">
      <style:table-cell-properties fo:background-color="transparent"/>
      <style:text-properties style:use-window-font-color="true" style:text-position=""/>
    </style:style>
    <style:style style:name="ce19" style:family="table-cell" style:parent-style-name="Default">
      <style:table-cell-properties fo:background-color="transparent" fo:padding-bottom="0.035cm" fo:padding-left="0.085cm" fo:padding-right="0.035cm" fo:padding-top="0.035cm"/>
      <style:text-properties style:use-window-font-color="true" style:text-position=""/>
    </style:style>
    <style:style style:name="ce2" style:family="table-cell" style:parent-style-name="Default">
      <style:table-cell-properties fo:background-color="transparent" fo:border="0.06pt solid #000000"/>
      <style:text-properties style:use-window-font-color="true" style:text-position="" style:font-name="Migu 1VS1" fo:font-size="12pt" fo:font-weight="bold" style:font-name-asian="Migu 1VS1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6dcc" style:text-align-source="fix" style:repeat-content="false" fo:border="0.06pt solid #000000"/>
      <style:paragraph-properties fo:text-align="center" fo:margin-left="0cm"/>
      <style:text-properties fo:color="#ffffff" style:text-position="" style:font-name="Migu 1VS1" fo:font-size="12pt" fo:font-weight="bold" style:font-name-asian="Migu 1VS1" style:font-size-asian="12pt" style:font-weight-asian="bold" style:font-size-complex="12pt" style:font-weight-complex="bold"/>
    </style:style>
    <style:style style:name="ce21" style:family="table-cell" style:parent-style-name="Default">
      <style:text-properties fo:color="#ffffff" style:text-position=""/>
    </style:style>
    <style:style style:name="ce3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style:text-position="" fo:font-size="12pt" style:font-size-asian="12pt" style:font-size-complex="12pt"/>
    </style:style>
    <style:style style:name="ce4" style:family="table-cell" style:parent-style-name="Default">
      <style:table-cell-properties fo:background-color="#e6e6e6" fo:border="0.06pt solid #000000" fo:padding-bottom="0.035cm" fo:padding-left="0.085cm" fo:padding-right="0.035cm" fo:padding-top="0.035cm"/>
      <style:text-properties style:use-window-font-color="true" style:text-position="" style:font-name="Migu 1VS1" fo:font-weight="bold" style:font-name-asian="Migu 1VS1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 fo:padding-bottom="0.035cm" fo:padding-left="0.085cm" fo:padding-right="0.035cm" fo:padding-top="0.035cm"/>
      <style:text-properties style:use-window-font-color="true" style:text-position="" style:font-name="Migu 1VS1" fo:font-weight="bold" style:font-name-asian="Migu 1VS1" style:font-weight-asian="bold" style:font-weight-complex="bold"/>
    </style:style>
    <style:style style:name="ce6" style:family="table-cell" style:parent-style-name="Default">
      <style:table-cell-properties fo:background-color="#e6e6e6" fo:border="0.06pt solid #000000" fo:padding-bottom="0.035cm" fo:padding-left="0.085cm" fo:padding-right="0.035cm" fo:padding-top="0.035cm"/>
      <style:text-properties style:use-window-font-color="true"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000000" fo:padding-bottom="0.035cm" fo:padding-left="0.085cm" fo:padding-right="0.035cm" fo:padding-top="0.035cm"/>
      <style:text-properties style:use-window-font-color="true"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style:text-position="" style:font-name="Migu 1VS1" fo:font-size="12pt" style:font-name-asian="Migu 1VS1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text-position="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clipse PDTチートシート" table:style-name="ta1">
        <table:table-column table:style-name="co1" table:default-cell-style-name="ce6"/>
        <table:table-column table:style-name="co2" table:default-cell-style-name="ce16"/>
        <table:table-column table:style-name="co3" table:default-cell-style-name="ce1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number-columns-repeated="4" table:default-cell-style-name="Default"/>
        <table:table-row table:style-name="ro1">
          <table:table-cell table:style-name="ce1" office:value-type="string" table:number-columns-spanned="1" table:number-rows-spanned="2">
            <text:p>機能</text:p>
          </table:table-cell>
          <table:table-cell table:style-name="ce1" office:value-type="string" table:number-columns-spanned="1" table:number-rows-spanned="2">
            <text:p>Command</text:p>
          </table:table-cell>
          <table:table-cell table:style-name="ce1" office:value-type="string" table:number-columns-spanned="1" table:number-rows-spanned="2">
            <text:p>When</text:p>
          </table:table-cell>
          <table:table-cell table:style-name="ce1" office:value-type="string" table:number-columns-spanned="3" table:number-rows-spanned="1">
            <text:p>Binding</text:p>
          </table:table-cell>
          <table:covered-table-cell table:number-columns-repeated="2" table:style-name="ce14"/>
          <table:table-cell table:number-columns-repeated="4"/>
        </table:table-row>
        <table:table-row table:style-name="ro1">
          <table:covered-table-cell table:style-name="ce2"/>
          <table:covered-table-cell table:number-columns-repeated="2" table:style-name="ce14"/>
          <table:table-cell table:style-name="ce20" office:value-type="string">
            <text:p>Linux</text:p>
          </table:table-cell>
          <table:table-cell table:style-name="ce20" office:value-type="string">
            <text:p>Mac</text:p>
          </table:table-cell>
          <table:table-cell table:style-name="ce20" office:value-type="string">
            <text:p>Windows</text:p>
          </table:table-cell>
          <table:table-cell table:number-columns-repeated="4"/>
        </table:table-row>
        <table:table-row table:style-name="ro1">
          <table:table-cell table:style-name="ce3" office:value-type="string" table:number-columns-spanned="6" table:number-rows-spanned="1">
            <text:p>編集操作</text:p>
          </table:table-cell>
          <table:covered-table-cell table:number-columns-repeated="5" table:style-name="ce15"/>
          <table:table-cell table:number-columns-repeated="4"/>
        </table:table-row>
        <table:table-row table:style-name="ro2">
          <table:table-cell table:style-name="ce4" office:value-type="string">
            <text:p>リソースを開く</text:p>
          </table:table-cell>
          <table:table-cell office:value-type="string">
            <text:p>Open Resource</text:p>
          </table:table-cell>
          <table:table-cell office:value-type="string">
            <text:p>In Windows</text:p>
          </table:table-cell>
          <table:table-cell office:value-type="string">
            <text:p>Shift+Ctrl+R</text:p>
          </table:table-cell>
          <table:table-cell office:value-type="string">
            <text:p>Shift+Command+R</text:p>
          </table:table-cell>
          <table:table-cell office:value-type="string">
            <text:p>Ctrl+Shift+R</text:p>
          </table:table-cell>
          <table:table-cell table:number-columns-repeated="4"/>
        </table:table-row>
        <table:table-row table:style-name="ro2">
          <table:table-cell table:style-name="ce5" office:value-type="string">
            <text:p>型を開く</text:p>
          </table:table-cell>
          <table:table-cell table:style-name="ce17" office:value-type="string">
            <text:p>Open Type</text:p>
          </table:table-cell>
          <table:table-cell table:style-name="ce17" office:value-type="string">
            <text:p>Editing PHP source <text:span text:style-name="T1">*1</text:span></text:p>
          </table:table-cell>
          <table:table-cell table:style-name="ce7" office:value-type="string">
            <text:p>Shift+Ctrl+T</text:p>
          </table:table-cell>
          <table:table-cell table:style-name="ce7" office:value-type="string">
            <text:p>Shift+Command+T</text:p>
          </table:table-cell>
          <table:table-cell table:style-name="ce7" office:value-type="string">
            <text:p>Ctrl+Shift+T</text:p>
          </table:table-cell>
          <table:table-cell table:number-columns-repeated="4"/>
        </table:table-row>
        <table:table-row table:style-name="ro2">
          <table:table-cell table:style-name="ce4" office:value-type="string">
            <text:p>メソッドを開く (Open Method)</text:p>
          </table:table-cell>
          <table:table-cell office:value-type="string">
            <text:p>Opens a method in a PHP editor</text:p>
          </table:table-cell>
          <table:table-cell office:value-type="string">
            <text:p>Editing PHP source <text:span text:style-name="T1">*1</text:span></text:p>
          </table:table-cell>
          <table:table-cell office:value-type="string">
            <text:p>Shift+Ctrl+M</text:p>
          </table:table-cell>
          <table:table-cell office:value-type="string">
            <text:p>Shift+Command+M</text:p>
          </table:table-cell>
          <table:table-cell office:value-type="string">
            <text:p>Ctrl+Shift+M</text:p>
          </table:table-cell>
          <table:table-cell table:number-columns-repeated="4"/>
        </table:table-row>
        <table:table-row table:style-name="ro2">
          <table:table-cell table:style-name="ce5" office:value-type="string">
            <text:p>指定行にジャンプする</text:p>
          </table:table-cell>
          <table:table-cell table:style-name="ce17" office:value-type="string">
            <text:p>Go to Line</text:p>
          </table:table-cell>
          <table:table-cell table:style-name="ce17" office:value-type="string">
            <text:p>Editing Text</text:p>
          </table:table-cell>
          <table:table-cell table:style-name="ce7" office:value-type="string">
            <text:p>Ctrl+L</text:p>
          </table:table-cell>
          <table:table-cell table:style-name="ce7" office:value-type="string">
            <text:p>Command+L</text:p>
          </table:table-cell>
          <table:table-cell table:style-name="ce7" office:value-type="string">
            <text:p>Ctrl+L</text:p>
          </table:table-cell>
          <table:table-cell table:number-columns-repeated="4"/>
        </table:table-row>
        <table:table-row table:style-name="ro2">
          <table:table-cell table:style-name="ce4" office:value-type="string">
            <text:p>コード全体をフォーマットする</text:p>
          </table:table-cell>
          <table:table-cell office:value-type="string">
            <text:p>Format</text:p>
          </table:table-cell>
          <table:table-cell office:value-type="string">
            <text:p>Editing PHP source <text:span text:style-name="T1">*1</text:span></text:p>
          </table:table-cell>
          <table:table-cell office:value-type="string">
            <text:p>Shift+Ctrl+F</text:p>
          </table:table-cell>
          <table:table-cell office:value-type="string">
            <text:p>Shift+Command+F</text:p>
          </table:table-cell>
          <table:table-cell office:value-type="string">
            <text:p>Ctrl+Shift+F</text:p>
          </table:table-cell>
          <table:table-cell table:number-columns-repeated="4"/>
        </table:table-row>
        <table:table-row table:style-name="ro2">
          <table:table-cell table:style-name="ce5" office:value-type="string">
            <text:p>選択範囲をフォーマットする</text:p>
          </table:table-cell>
          <table:table-cell table:style-name="ce17" office:value-type="string">
            <text:p>Format Active Elements</text:p>
          </table:table-cell>
          <table:table-cell table:style-name="ce17" office:value-type="string">
            <text:p>Editing PHP source <text:span text:style-name="T1">*1</text:span></text:p>
          </table:table-cell>
          <table:table-cell table:style-name="ce7" office:value-type="string">
            <text:p>Ctrl+I</text:p>
          </table:table-cell>
          <table:table-cell table:style-name="ce7" office:value-type="string">
            <text:p>Command+I</text:p>
          </table:table-cell>
          <table:table-cell table:style-name="ce7" office:value-type="string">
            <text:p>Ctrl+I</text:p>
          </table:table-cell>
          <table:table-cell table:number-columns-repeated="4"/>
        </table:table-row>
        <table:table-row table:style-name="ro2">
          <table:table-cell table:style-name="ce4" office:value-type="string">
            <text:p>コードを補完する</text:p>
          </table:table-cell>
          <table:table-cell office:value-type="string">
            <text:p>Content Assist</text:p>
          </table:table-cell>
          <table:table-cell office:value-type="string">
            <text:p>In Dialogs and Windows</text:p>
          </table:table-cell>
          <table:table-cell office:value-type="string">
            <text:p>Alt+/</text:p>
          </table:table-cell>
          <table:table-cell office:value-type="string">
            <text:p>Ctrl+Space *2</text:p>
          </table:table-cell>
          <table:table-cell office:value-type="string">
            <text:p>Ctrl+Space</text:p>
          </table:table-cell>
          <table:table-cell table:number-columns-repeated="4"/>
        </table:table-row>
        <table:table-row table:style-name="ro2">
          <table:table-cell table:style-name="ce5" office:value-type="string">
            <text:p>単語を補完する</text:p>
          </table:table-cell>
          <table:table-cell table:style-name="ce17" office:value-type="string">
            <text:p>Word Completion</text:p>
          </table:table-cell>
          <table:table-cell table:style-name="ce17" office:value-type="string">
            <text:p>Editing Text</text:p>
          </table:table-cell>
          <table:table-cell table:style-name="ce7" office:value-type="string">
            <text:p>Ctrl+Alt+/</text:p>
          </table:table-cell>
          <table:table-cell table:style-name="ce7" office:value-type="string">
            <text:p>Ctrl+.</text:p>
          </table:table-cell>
          <table:table-cell table:style-name="ce7" office:value-type="string">
            <text:p>Alt+/</text:p>
          </table:table-cell>
          <table:table-cell table:number-columns-repeated="4"/>
        </table:table-row>
        <table:table-row table:style-name="ro2">
          <table:table-cell table:style-name="ce4" office:value-type="string">
            <text:p>宣言を開く (Open Declaration)</text:p>
          </table:table-cell>
          <table:table-cell office:value-type="string">
            <text:p>Open Selection</text:p>
          </table:table-cell>
          <table:table-cell office:value-type="string">
            <text:p>Editing PHP source <text:span text:style-name="T1">*1</text:span></text:p>
          </table:table-cell>
          <table:table-cell table:number-columns-repeated="3" office:value-type="string">
            <text:p>F3</text:p>
          </table:table-cell>
          <table:table-cell table:number-columns-repeated="4"/>
        </table:table-row>
        <table:table-row table:style-name="ro2">
          <table:table-cell table:style-name="ce5" office:value-type="string">
            <text:p>アウトラインをエディター上に表示する</text:p>
          </table:table-cell>
          <table:table-cell table:style-name="ce17" office:value-type="string">
            <text:p>Quick Outline</text:p>
          </table:table-cell>
          <table:table-cell table:style-name="ce17" office:value-type="string">
            <text:p>Editing PHP source <text:span text:style-name="T1">*1</text:span></text:p>
          </table:table-cell>
          <table:table-cell table:style-name="ce7" office:value-type="string">
            <text:p>Ctrl+O</text:p>
          </table:table-cell>
          <table:table-cell table:style-name="ce7" office:value-type="string">
            <text:p>Command+O</text:p>
          </table:table-cell>
          <table:table-cell table:style-name="ce7" office:value-type="string">
            <text:p>Ctrl+O</text:p>
          </table:table-cell>
          <table:table-cell table:number-columns-repeated="4"/>
        </table:table-row>
        <table:table-row table:style-name="ro2">
          <table:table-cell table:style-name="ce4" office:value-type="string">
            <text:p>継承階層をエディター上に表示する</text:p>
          </table:table-cell>
          <table:table-cell office:value-type="string">
            <text:p>Quick Hierarchy</text:p>
          </table:table-cell>
          <table:table-cell office:value-type="string">
            <text:p>Editing PHP source <text:span text:style-name="T1">*1</text:span></text:p>
          </table:table-cell>
          <table:table-cell office:value-type="string">
            <text:p>Ctrl+T</text:p>
          </table:table-cell>
          <table:table-cell office:value-type="string">
            <text:p>Command+T</text:p>
          </table:table-cell>
          <table:table-cell office:value-type="string">
            <text:p>Ctrl+T</text:p>
          </table:table-cell>
          <table:table-cell table:number-columns-repeated="4"/>
        </table:table-row>
        <table:table-row table:style-name="ro3">
          <table:table-cell table:style-name="ce5" office:value-type="string">
            <text:p>指定したビューで表示する</text:p>
          </table:table-cell>
          <table:table-cell table:style-name="ce17" office:value-type="string">
            <text:p>Show In...</text:p>
          </table:table-cell>
          <table:table-cell table:style-name="ce17" office:value-type="string">
            <text:p>In Windows</text:p>
          </table:table-cell>
          <table:table-cell table:style-name="ce7" office:value-type="string">
            <text:p>Shift+Alt+W</text:p>
          </table:table-cell>
          <table:table-cell table:style-name="ce7" office:value-type="string">
            <text:p>Option+Command+W</text:p>
          </table:table-cell>
          <table:table-cell table:style-name="ce7" office:value-type="string">
            <text:p>Alt+Shift+W</text:p>
          </table:table-cell>
          <table:table-cell table:number-columns-repeated="4"/>
        </table:table-row>
        <table:table-row table:style-name="ro1">
          <table:table-cell table:style-name="ce3" office:value-type="string" table:number-columns-spanned="6" table:number-rows-spanned="1">
            <text:p>ウィンドウ操作</text:p>
          </table:table-cell>
          <table:covered-table-cell table:number-columns-repeated="5" table:style-name="ce15"/>
          <table:table-cell table:number-columns-repeated="4"/>
        </table:table-row>
        <table:table-row table:style-name="ro2">
          <table:table-cell office:value-type="string">
            <text:p>フィルターでエディターを切り替える</text:p>
          </table:table-cell>
          <table:table-cell office:value-type="string">
            <text:p>Quick Switch Editor</text:p>
          </table:table-cell>
          <table:table-cell office:value-type="string">
            <text:p>In Windows</text:p>
          </table:table-cell>
          <table:table-cell office:value-type="string">
            <text:p>Ctrl+E</text:p>
          </table:table-cell>
          <table:table-cell office:value-type="string">
            <text:p>Command+E</text:p>
          </table:table-cell>
          <table:table-cell office:value-type="string">
            <text:p>Ctrl+E</text:p>
          </table:table-cell>
          <table:table-cell table:number-columns-repeated="4"/>
        </table:table-row>
        <table:table-row table:style-name="ro2">
          <table:table-cell table:style-name="ce7" office:value-type="string">
            <text:p>次のエディターを表示する</text:p>
          </table:table-cell>
          <table:table-cell table:style-name="ce17" office:value-type="string">
            <text:p>Next Editor</text:p>
          </table:table-cell>
          <table:table-cell table:style-name="ce17" office:value-type="string">
            <text:p>In Windows</text:p>
          </table:table-cell>
          <table:table-cell table:style-name="ce7" office:value-type="string">
            <text:p>Ctrl+F6</text:p>
          </table:table-cell>
          <table:table-cell table:style-name="ce7" office:value-type="string">
            <text:p>Command+F6</text:p>
          </table:table-cell>
          <table:table-cell table:style-name="ce7" office:value-type="string">
            <text:p>Ctrl+F6</text:p>
          </table:table-cell>
          <table:table-cell table:number-columns-repeated="4"/>
        </table:table-row>
        <table:table-row table:style-name="ro2">
          <table:table-cell office:value-type="string">
            <text:p>前のエディターを表示する</text:p>
          </table:table-cell>
          <table:table-cell office:value-type="string">
            <text:p>Previous Editor</text:p>
          </table:table-cell>
          <table:table-cell office:value-type="string">
            <text:p>In Windows</text:p>
          </table:table-cell>
          <table:table-cell office:value-type="string">
            <text:p>Shift+Ctrl+F6</text:p>
          </table:table-cell>
          <table:table-cell office:value-type="string">
            <text:p>Shift+Command+F6</text:p>
          </table:table-cell>
          <table:table-cell office:value-type="string">
            <text:p>Ctrl+Shift+F6</text:p>
          </table:table-cell>
          <table:table-cell table:number-columns-repeated="4"/>
        </table:table-row>
        <table:table-row table:style-name="ro2">
          <table:table-cell table:style-name="ce7" office:value-type="string">
            <text:p>次のビューを表示する</text:p>
          </table:table-cell>
          <table:table-cell table:style-name="ce17" office:value-type="string">
            <text:p>Next View</text:p>
          </table:table-cell>
          <table:table-cell table:style-name="ce17" office:value-type="string">
            <text:p>In Windows</text:p>
          </table:table-cell>
          <table:table-cell table:style-name="ce7" office:value-type="string">
            <text:p>Ctrl+F7</text:p>
          </table:table-cell>
          <table:table-cell table:style-name="ce7" office:value-type="string">
            <text:p>Command+F7</text:p>
          </table:table-cell>
          <table:table-cell table:style-name="ce7" office:value-type="string">
            <text:p>Ctrl+F7</text:p>
          </table:table-cell>
          <table:table-cell table:number-columns-repeated="4"/>
        </table:table-row>
        <table:table-row table:style-name="ro2">
          <table:table-cell office:value-type="string">
            <text:p>前のビューを表示する</text:p>
          </table:table-cell>
          <table:table-cell office:value-type="string">
            <text:p>Previous View</text:p>
          </table:table-cell>
          <table:table-cell office:value-type="string">
            <text:p>In Windows</text:p>
          </table:table-cell>
          <table:table-cell office:value-type="string">
            <text:p>Shift+Ctrl+F7</text:p>
          </table:table-cell>
          <table:table-cell office:value-type="string">
            <text:p>Shift+Command+F7</text:p>
          </table:table-cell>
          <table:table-cell office:value-type="string">
            <text:p>Ctrl+Shift+F7</text:p>
          </table:table-cell>
          <table:table-cell table:number-columns-repeated="4"/>
        </table:table-row>
        <table:table-row table:style-name="ro2">
          <table:table-cell table:style-name="ce7" office:value-type="string">
            <text:p>次のパースペクティブを表示する</text:p>
          </table:table-cell>
          <table:table-cell table:style-name="ce17" office:value-type="string">
            <text:p>Next Perspective</text:p>
          </table:table-cell>
          <table:table-cell table:style-name="ce17" office:value-type="string">
            <text:p>In Windows</text:p>
          </table:table-cell>
          <table:table-cell table:style-name="ce7" office:value-type="string">
            <text:p>Ctrl+F8</text:p>
          </table:table-cell>
          <table:table-cell table:style-name="ce7" office:value-type="string">
            <text:p>Command+F8</text:p>
          </table:table-cell>
          <table:table-cell table:style-name="ce7" office:value-type="string">
            <text:p>Ctrl+F8</text:p>
          </table:table-cell>
          <table:table-cell table:number-columns-repeated="4"/>
        </table:table-row>
        <table:table-row table:style-name="ro2">
          <table:table-cell office:value-type="string">
            <text:p>前のパースペクティブを表示する</text:p>
          </table:table-cell>
          <table:table-cell office:value-type="string">
            <text:p>Previous Perspective</text:p>
          </table:table-cell>
          <table:table-cell office:value-type="string">
            <text:p>In Windows</text:p>
          </table:table-cell>
          <table:table-cell office:value-type="string">
            <text:p>Shift+Ctrl+F8</text:p>
          </table:table-cell>
          <table:table-cell office:value-type="string">
            <text:p>Shift+Command+F8</text:p>
          </table:table-cell>
          <table:table-cell office:value-type="string">
            <text:p>Ctrl+Shift+F8</text:p>
          </table:table-cell>
          <table:table-cell table:number-columns-repeated="4"/>
        </table:table-row>
        <table:table-row table:style-name="ro4">
          <table:table-cell table:style-name="ce8" office:value-type="string" table:number-columns-spanned="6" table:number-rows-spanned="1">
            <text:p>テスト（MakeGood）</text:p>
          </table:table-cell>
          <table:covered-table-cell table:number-columns-repeated="5" table:style-name="ce15"/>
          <table:table-cell table:number-columns-repeated="4"/>
        </table:table-row>
        <table:table-row table:style-name="ro2">
          <table:table-cell office:value-type="string">
            <text:p>継続的テストを有効または無効にする</text:p>
          </table:table-cell>
          <table:table-cell office:value-type="string">
            <text:p>継続的テストを有効/無効にする</text:p>
          </table:table-cell>
          <table:table-cell office:value-type="string">
            <text:p>In Windows</text:p>
          </table:table-cell>
          <table:table-cell office:value-type="string">
            <text:p>Alt+M @</text:p>
          </table:table-cell>
          <table:table-cell office:value-type="string">
            <text:p>Option+M @</text:p>
          </table:table-cell>
          <table:table-cell office:value-type="string">
            <text:p>Alt+M @</text:p>
          </table:table-cell>
          <table:table-cell table:number-columns-repeated="4"/>
        </table:table-row>
        <table:table-row table:style-name="ro3">
          <table:table-cell table:style-name="ce7" office:value-type="string">
            <text:p>すべてのテストを実行する</text:p>
          </table:table-cell>
          <table:table-cell table:style-name="ce17" office:value-type="string">
            <text:p>すべてのテストの実行</text:p>
          </table:table-cell>
          <table:table-cell table:style-name="ce17" office:value-type="string">
            <text:p>In Windows</text:p>
          </table:table-cell>
          <table:table-cell table:style-name="ce7" office:value-type="string">
            <text:p>Alt+M A</text:p>
          </table:table-cell>
          <table:table-cell table:style-name="ce7" office:value-type="string">
            <text:p>Option+M A</text:p>
          </table:table-cell>
          <table:table-cell table:style-name="ce7" office:value-type="string">
            <text:p>Alt+M A</text:p>
          </table:table-cell>
          <table:table-cell table:number-columns-repeated="4"/>
        </table:table-row>
        <table:table-row table:style-name="ro3">
          <table:table-cell office:value-type="string">
            <text:p>前回のテストを実行する</text:p>
          </table:table-cell>
          <table:table-cell office:value-type="string">
            <text:p>テストの再実行</text:p>
          </table:table-cell>
          <table:table-cell office:value-type="string">
            <text:p>In Windows</text:p>
          </table:table-cell>
          <table:table-cell office:value-type="string">
            <text:p>Alt+M R</text:p>
          </table:table-cell>
          <table:table-cell office:value-type="string">
            <text:p>Option+M R</text:p>
          </table:table-cell>
          <table:table-cell office:value-type="string">
            <text:p>Alt+M R</text:p>
          </table:table-cell>
          <table:table-cell table:number-columns-repeated="4"/>
        </table:table-row>
        <table:table-row table:style-name="ro3">
          <table:table-cell table:style-name="ce7" office:value-type="string">
            <text:p>前回失敗したテストを実行する</text:p>
          </table:table-cell>
          <table:table-cell table:style-name="ce17" office:value-type="string">
            <text:p>失敗したテストの再実行</text:p>
          </table:table-cell>
          <table:table-cell table:style-name="ce17" office:value-type="string">
            <text:p>In Windows</text:p>
          </table:table-cell>
          <table:table-cell table:style-name="ce7" office:value-type="string">
            <text:p>Alt+M G</text:p>
          </table:table-cell>
          <table:table-cell table:style-name="ce7" office:value-type="string">
            <text:p>Option+M G</text:p>
          </table:table-cell>
          <table:table-cell table:style-name="ce7" office:value-type="string">
            <text:p>Alt+M G</text:p>
          </table:table-cell>
          <table:table-cell table:number-columns-repeated="4"/>
        </table:table-row>
        <table:table-row table:style-name="ro2">
          <table:table-cell office:value-type="string">
            <text:p>現在のコンテキストに含まれるテストを実行する</text:p>
          </table:table-cell>
          <table:table-cell office:value-type="string">
            <text:p>コンテキスト内のテストの実行</text:p>
          </table:table-cell>
          <table:table-cell office:value-type="string">
            <text:p>Editing PHP source <text:span text:style-name="T1">*1</text:span></text:p>
          </table:table-cell>
          <table:table-cell office:value-type="string">
            <text:p>Alt+M C</text:p>
          </table:table-cell>
          <table:table-cell office:value-type="string">
            <text:p>Option+M C</text:p>
          </table:table-cell>
          <table:table-cell office:value-type="string">
            <text:p>Alt+M C</text:p>
          </table:table-cell>
          <table:table-cell table:number-columns-repeated="4"/>
        </table:table-row>
        <table:table-row table:style-name="ro2">
          <table:table-cell table:style-name="ce7" office:value-type="string">
            <text:p>ファイルに含まれるテストを実行する</text:p>
          </table:table-cell>
          <table:table-cell table:style-name="ce17" office:value-type="string">
            <text:p>ファイル内のテストの実行</text:p>
          </table:table-cell>
          <table:table-cell table:style-name="ce17" office:value-type="string">
            <text:p>Editing PHP source <text:span text:style-name="T1">*1</text:span></text:p>
          </table:table-cell>
          <table:table-cell table:style-name="ce7" office:value-type="string">
            <text:p>Alt+M F</text:p>
          </table:table-cell>
          <table:table-cell table:style-name="ce7" office:value-type="string">
            <text:p>Option+M F</text:p>
          </table:table-cell>
          <table:table-cell table:style-name="ce7" office:value-type="string">
            <text:p>Alt+M F</text:p>
          </table:table-cell>
          <table:table-cell table:number-columns-repeated="4"/>
        </table:table-row>
        <table:table-row table:style-name="ro3">
          <table:table-cell office:value-type="string">
            <text:p>選択された要素に含まれるテストを実行する</text:p>
          </table:table-cell>
          <table:table-cell office:value-type="string">
            <text:p>テストの実行</text:p>
          </table:table-cell>
          <table:table-cell office:value-type="string">
            <text:p>In Windows</text:p>
          </table:table-cell>
          <table:table-cell office:value-type="string">
            <text:p>Alt+M X</text:p>
          </table:table-cell>
          <table:table-cell office:value-type="string">
            <text:p>Option+M X</text:p>
          </table:table-cell>
          <table:table-cell office:value-type="string">
            <text:p>Alt+M X</text:p>
          </table:table-cell>
          <table:table-cell table:number-columns-repeated="4"/>
        </table:table-row>
        <table:table-row table:style-name="ro3">
          <table:table-cell table:style-name="ce7" office:value-type="string">
            <text:p>実行中のテストを停止する</text:p>
          </table:table-cell>
          <table:table-cell table:style-name="ce17" office:value-type="string">
            <text:p>テストの停止</text:p>
          </table:table-cell>
          <table:table-cell table:style-name="ce17" office:value-type="string">
            <text:p>In Windows</text:p>
          </table:table-cell>
          <table:table-cell table:style-name="ce7" office:value-type="string">
            <text:p>Alt+M S</text:p>
          </table:table-cell>
          <table:table-cell table:style-name="ce7" office:value-type="string">
            <text:p>Option+M S</text:p>
          </table:table-cell>
          <table:table-cell table:style-name="ce7" office:value-type="string">
            <text:p>Alt+M S</text:p>
          </table:table-cell>
          <table:table-cell table:number-columns-repeated="4"/>
        </table:table-row>
        <table:table-row table:style-name="ro3">
          <table:table-cell office:value-type="string">
            <text:p>デバッグ実行を有効または無効にする</text:p>
          </table:table-cell>
          <table:table-cell office:value-type="string">
            <text:p>テストをデバッグする</text:p>
          </table:table-cell>
          <table:table-cell office:value-type="string">
            <text:p>In Windows</text:p>
          </table:table-cell>
          <table:table-cell office:value-type="string">
            <text:p>Alt+M B</text:p>
          </table:table-cell>
          <table:table-cell office:value-type="string">
            <text:p>Option+M B</text:p>
          </table:table-cell>
          <table:table-cell office:value-type="string">
            <text:p>Alt+M B</text:p>
          </table:table-cell>
          <table:table-cell table:number-columns-repeated="4"/>
        </table:table-row>
        <table:table-row table:style-name="ro2">
          <table:table-cell table:style-name="ce7" office:value-type="string">
            <text:p>次の失敗またはエラーを開く</text:p>
          </table:table-cell>
          <table:table-cell table:style-name="ce17" office:value-type="string">
            <text:p>次の失敗/エラー</text:p>
          </table:table-cell>
          <table:table-cell table:style-name="ce17" office:value-type="string">
            <text:p>In Windows</text:p>
          </table:table-cell>
          <table:table-cell table:style-name="ce7" office:value-type="string">
            <text:p>Alt+M J</text:p>
          </table:table-cell>
          <table:table-cell table:style-name="ce7" office:value-type="string">
            <text:p>Option+M J</text:p>
          </table:table-cell>
          <table:table-cell table:style-name="ce7" office:value-type="string">
            <text:p>Alt+M J</text:p>
          </table:table-cell>
          <table:table-cell table:number-columns-repeated="4"/>
        </table:table-row>
        <table:table-row table:style-name="ro2">
          <table:table-cell office:value-type="string">
            <text:p>前の失敗またはエラーを開く</text:p>
          </table:table-cell>
          <table:table-cell office:value-type="string">
            <text:p>前の失敗/エラー</text:p>
          </table:table-cell>
          <table:table-cell office:value-type="string">
            <text:p>In Windows</text:p>
          </table:table-cell>
          <table:table-cell office:value-type="string">
            <text:p>Alt+M K</text:p>
          </table:table-cell>
          <table:table-cell office:value-type="string">
            <text:p>Option+M K</text:p>
          </table:table-cell>
          <table:table-cell office:value-type="string">
            <text:p>Alt+M K</text:p>
          </table:table-cell>
          <table:table-cell table:number-columns-repeated="4"/>
        </table:table-row>
        <table:table-row table:style-name="ro3">
          <table:table-cell table:style-name="ce7" office:value-type="string">
            <text:p>テスト結果または失敗のトレースに表示タブを切り替える</text:p>
          </table:table-cell>
          <table:table-cell table:style-name="ce17" office:value-type="string">
            <text:p>選択されていないテスト結果タブに切り替える</text:p>
          </table:table-cell>
          <table:table-cell table:style-name="ce17" office:value-type="string">
            <text:p>In Windows</text:p>
          </table:table-cell>
          <table:table-cell table:style-name="ce7" office:value-type="string">
            <text:p>Alt+M T</text:p>
          </table:table-cell>
          <table:table-cell table:style-name="ce7" office:value-type="string">
            <text:p>Option+M T</text:p>
          </table:table-cell>
          <table:table-cell table:style-name="ce7" office:value-type="string">
            <text:p>Alt+M T</text:p>
          </table:table-cell>
          <table:table-cell table:number-columns-repeated="3"/>
          <table:table-cell table:style-name="ce21" office:value-type="string">
            <text:p>place holder</text:p>
          </table:table-cell>
        </table:table-row>
        <table:table-row table:style-name="ro3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9" office:value-type="string" table:number-columns-spanned="4" table:number-rows-spanned="1">
            <text:p><text:span text:style-name="T1">*1</text:span> キーバインディング構成ダイアログのWhenのアイテムとして<text:span text:style-name="T1">2</text:span><text:span text:style-name="T1">つの</text:span><text:span text:style-name="T1">Editing PHP source</text:span>が表示されますが、必ず上のものを選択してください。</text:p>
          </table:table-cell>
          <table:covered-table-cell table:number-columns-repeated="3" table:style-name="ce18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9" office:value-type="string" table:number-columns-spanned="4" table:number-rows-spanned="1">
            <text:p><text:span text:style-name="T1">*2</text:span> デフォルトのSpotlightメニューのキーボードショートカットと衝突するため、いずれかの設定を変更する必要があります。</text:p>
          </table:table-cell>
          <table:covered-table-cell table:number-columns-repeated="3" table:style-name="ce18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0" office:value-type="string" table:number-columns-spanned="3" table:number-rows-spanned="1">
            <text:p>キーバインディングの変更手順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1" office:value-type="string" table:number-columns-spanned="3" table:number-rows-spanned="1">
            <text:p>1. メニューバーから<text:span text:style-name="T1">Window -&gt; Preferences...</text:span>（Macの場合は<text:span text:style-name="T1">Eclipse -&gt; </text:span><text:span text:style-name="T1">環境設定</text:span><text:span text:style-name="T1">...</text:span>）を選択する。</text:p>
          </table:table-cell>
          <table:covered-table-cell table:number-columns-repeated="2" table:style-name="ce19"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2" office:value-type="string" table:number-columns-spanned="3" table:number-rows-spanned="1">
            <text:p>2. <text:span text:style-name="T1">General -&gt; Keys</text:span>を選択する。</text:p>
          </table:table-cell>
          <table:covered-table-cell table:number-columns-repeated="2" table:style-name="ce19"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2" office:value-type="string" table:number-columns-spanned="3" table:number-rows-spanned="1">
            <text:p>3. <text:span text:style-name="T1">type filter text</text:span>と表示されているテキストボックスで変更対象のCommand、Binding、When、Categoryの一部を入力する。</text:p>
          </table:table-cell>
          <table:covered-table-cell table:number-columns-repeated="2" table:style-name="ce19"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2" office:value-type="string" table:number-columns-spanned="3" table:number-rows-spanned="1">
            <text:p>4. 変更対象の行を選択する。</text:p>
          </table:table-cell>
          <table:covered-table-cell table:number-columns-repeated="2" table:style-name="ce19"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2" office:value-type="string" table:number-columns-spanned="3" table:number-rows-spanned="1">
            <text:p>5. <text:span text:style-name="T1">Binding</text:span>のテキストボックスでキーバインディングを入力する。</text:p>
          </table:table-cell>
          <table:covered-table-cell table:number-columns-repeated="2" table:style-name="ce19"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3" office:value-type="string" table:number-columns-spanned="3" table:number-rows-spanned="1">
            <text:p>6. <text:span text:style-name="T1">Apply</text:span>または<text:span text:style-name="T1">OK</text:span>ボタンをクリックする。</text:p>
          </table:table-cell>
          <table:covered-table-cell table:number-columns-repeated="2" table:style-name="ce19"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igu 1VS1" svg:font-family="'Migu 1VS'" style:font-pitch="variable"/>
    <style:font-face style:name="Migu 1VS" svg:font-family="'Migu 1VS'" style:font-family-generic="swiss" style:font-pitch="variable"/>
    <style:font-face style:name="Lohit Hindi" svg:font-family="'Lohit Hindi'" style:font-family-generic="system" style:font-pitch="variable"/>
    <style:font-face style:name="Migu 1VS2" svg:font-family="'Migu 1V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Migu 1VS" fo:language="en" fo:country="US" style:font-name-asian="Migu 1VS2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57%" style:writing-mode="lr-tb">
        <style:background-image xlink:href="Pictures/100000000000010000000100BB3C94B9.png" xlink:type="simple" xlink:actuate="onLoad" style:position="bottom right" style:repeat="no-repeat"/>
      </style:page-layout-properties>
      <style:header-style>
        <style:header-footer-properties fo:min-height="1.101cm" fo:margin-left="0cm" fo:margin-right="0cm" fo:margin-bottom="1cm"/>
      </style:header-style>
      <style:footer-style>
        <style:header-footer-properties fo:min-height="1.101cm" fo:margin-left="0cm" fo:margin-right="0cm" fo:margin-top="1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20pt" style:font-size-asian="20pt"/>
    </style:style>
  </office:automatic-styles>
  <office:master-styles>
    <style:master-page style:name="Default" style:page-layout-name="Mpm1">
      <style:header>
        <text:p><text:span text:style-name="MT1">Eclipse PDT</text:span><text:span text:style-name="MT1">チートシート </text:span><text:span text:style-name="MT1">v1.0.0</text:span></text:p>
      </style:header>
      <style:header-left style:display="false"/>
      <style:footer>
        <style:region-right>
          <text:p>Eclipse PDTチートシート by 2013 KUBO Atsuhiro &lt;kubo@iteman.jp&gt; is licensed under a Creative Commons 表示 - 継承 2.1 日本 License.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00/00/00</text:date>, <text:time style:data-style-name="N2" text:time-value="0000-00-00T17:05:47">?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O Atsuhiro</meta:initial-creator>
    <meta:creation-date>2013-02-27T11:42:43</meta:creation-date>
    <dc:date>2013-02-28T17:06:14</dc:date>
    <dc:creator>KUBO Atsuhiro</dc:creator>
    <meta:editing-duration>PT3H35M29S</meta:editing-duration>
    <meta:editing-cycles>79</meta:editing-cycles>
    <meta:generator>LibreOffice/3.6$Linux_X86_64 LibreOffice_project/360m1$Build-2</meta:generator>
    <dc:title>Eclipse PDTチートシート</dc:title>
    <meta:document-statistic meta:table-count="1" meta:cell-count="206" meta:object-count="0"/>
  </office:meta>
</office:document-meta>
</file>